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736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2.1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1.2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style:font-name="Liberation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BOÎTE À IDÉES</text:p>
          </table:table-cell>
          <table:table-cell office:value-type="string">
            <text:p>Rémy</text:p>
          </table:table-cell>
          <table:table-cell table:style-name="ce5" office:value-type="string">
            <text:p>Client</text:p>
          </table:table-cell>
          <table:table-cell table:style-name="ce5" office:value-type="string">
            <text:p>Développeur</text:p>
          </table:table-cell>
          <table:table-cell table:style-name="ce5" office:value-type="string">
            <text:p>Moyenne</text:p>
          </table:table-cell>
          <table:table-cell table:style-name="ce5" office:value-type="string">
            <text:p>Commentaire</text:p>
          </table:table-cell>
          <table:table-cell/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4">
          <table:table-cell table:style-name="ce2" office:value-type="string">
            <text:p>Consulter la boite a idées</text:p>
          </table:table-cell>
          <table:table-cell table:style-name="ce4" office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formula="of:=([.C3]+[.D3])/2" office:value-type="float" office:value="3">
            <text:p>3</text:p>
          </table:table-cell>
          <table:table-cell office:value-type="string">
            <text:p>Fonctionnalité non primordiale pour le client, et non des plus difficile à mettre en place pour le développeur</text:p>
          </table:table-cell>
          <table:table-cell office:value-type="string">
            <text:p>Gillian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>
            <text:p>Apprécier une idée</text:p>
          </table:table-cell>
          <table:table-cell table:style-name="ce4" office:value-type="string">
            <text:p>Pour chaque idée, un utilisateur s'étant identifier pourra exprimer via les bouton « +1 » « -1 » son ressentit vis à vis de l'idé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formula="of:=([.C5]+[.D5])/2" office:value-type="float" office:value="2.5">
            <text:p>2,5</text:p>
          </table:table-cell>
          <table:table-cell office:value-type="string">
            <text:p>Fonctionnalité intéressante pour la boite à idée mais non indispensable, pour le développeur il s'agit de la simple gestion d'un compteur</text:p>
          </table:table-cell>
          <table:table-cell office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>
            <text:p>Arnaud</text:p>
          </table:table-cell>
        </table:table-row>
        <table:table-row table:style-name="ro8">
          <table:table-cell table:style-name="ce2" office:value-type="string">
            <text:p>Voter pour</text:p>
          </table:table-cell>
          <table:table-cell table:style-name="ce4" office:value-type="string">
            <text:p>L'utilisateur laisse une appréciation positiv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formula="of:=([.C7]+[.D7])/2" office:value-type="float" office:value="2.5">
            <text:p>2,5</text:p>
          </table:table-cell>
          <table:table-cell office:value-type="string">
            <text:p>Fonctionnalité intéressante pour la boite à idée mais non indispensable, pour le développeur il s'agit de la simple gestion d'un compteur</text:p>
          </table:table-cell>
          <table:table-cell office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>
            <text:p>Arnaud</text:p>
          </table:table-cell>
        </table:table-row>
        <table:table-row table:style-name="ro8">
          <table:table-cell table:style-name="ce2" office:value-type="string">
            <text:p>Voter contre</text:p>
          </table:table-cell>
          <table:table-cell table:style-name="ce4" office:value-type="string">
            <text:p>L'utilisateur laisse une appréciation négativ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formula="of:=([.C9]+[.D9])/2" office:value-type="float" office:value="2.5">
            <text:p>2,5</text:p>
          </table:table-cell>
          <table:table-cell office:value-type="string">
            <text:p>Fonctionnalité intéressante pour la boite à idée mais non indispensable, pour le développeur il s'agit de la simple gestion d'un compteur</text:p>
          </table:table-cell>
          <table:table-cell office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>
            <text:p>Arnaud</text:p>
          </table:table-cell>
        </table:table-row>
        <table:table-row table:style-name="ro9">
          <table:table-cell table:style-name="ce2" office:value-type="string">
            <text:p>Retirer son appréciation</text:p>
          </table:table-cell>
          <table:table-cell table:style-name="ce4" office:value-type="string">
            <text:p>Un utilisateur peut décider de changer d'avis concernant son appréciation vis à vis d'une idée et la retirer</text:p>
          </table:table-cell>
          <table:table-cell table:number-columns-repeated="2" table:style-name="ce6" office:value-type="float" office:value="2">
            <text:p>2</text:p>
          </table:table-cell>
          <table:table-cell table:formula="of:=([.C11]+[.D11])/2" office:value-type="float" office:value="2">
            <text:p>2</text:p>
          </table:table-cell>
          <table:table-cell office:value-type="string">
            <text:p>Fonctionnalité intéressante pour la boite à idée mais non indispensable, pour le développeur il s'agit de la simple gestion d'un compteur</text:p>
          </table:table-cell>
          <table:table-cell/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>
            <text:p>Proposer une idée</text:p>
          </table:table-cell>
          <table:table-cell table:style-name="ce4" office:value-type="string">
            <text:p>Chaque utilisateur connecté peut proposer une idée. Il remplit alors son libellé et sa description puis envoi son idée dans la boite à idé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formula="of:=([.C13]+[.D13])/2" office:value-type="float" office:value="2.5">
            <text:p>2,5</text:p>
          </table:table-cell>
          <table:table-cell office:value-type="string">
            <text:p>Fonctionnalité indispensable de la boite à idée, côté développeur il s'agit d'un simple affichage</text:p>
          </table:table-cell>
          <table:table-cell/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>
            <text:p>Gérer les idées</text:p>
          </table:table-cell>
          <table:table-cell table:style-name="ce4" office:value-type="string">
            <text:p>Le gestionnaire des idées peut parcourir les idées en sachant qui les a posté. Il peut alors classifier les idées de la boite a idées.</text:p>
          </table:table-cell>
          <table:table-cell table:number-columns-repeated="2" table:style-name="ce6" office:value-type="float" office:value="3">
            <text:p>3</text:p>
          </table:table-cell>
          <table:table-cell table:formula="of:=([.C15]+[.D15])/2" office:value-type="float" office:value="3">
            <text:p>3</text:p>
          </table:table-cell>
          <table:table-cell office:value-type="string">
            <text:p>Fonctionnalité important de la boite à idée, niveau développement difficulté plutôt élevée puisqu'il s'agit de la mise en place de filtre de recherche</text:p>
          </table:table-cell>
          <table:table-cell office:value-type="string">
            <text:p>Dimitri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>
            <text:p>Dimitri</text:p>
          </table:table-cell>
        </table:table-row>
        <table:table-row table:style-name="ro6">
          <table:table-cell table:style-name="ce2" office:value-type="string">
            <text:p>Valider une idée</text:p>
          </table:table-cell>
          <table:table-cell table:style-name="ce4" office:value-type="string">
            <text:p>Le gestionnaire des idées valide une idée, celle ci est alors reclassée dans les idées validées et sera en cours de réalisation.</text:p>
          </table:table-cell>
          <table:table-cell table:number-columns-repeated="2" table:style-name="ce6" office:value-type="float" office:value="2">
            <text:p>2</text:p>
          </table:table-cell>
          <table:table-cell table:formula="of:=([.C17]+[.D17])/2" office:value-type="float" office:value="2">
            <text:p>2</text:p>
          </table:table-cell>
          <table:table-cell office:value-type="string">
            <text:p>Fonctionnalité peu importante et non difficile à implémenter</text:p>
          </table:table-cell>
          <table:table-cell office:value-type="string">
            <text:p>Dimitri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>
            <text:p>Dimitri</text:p>
          </table:table-cell>
        </table:table-row>
        <table:table-row table:style-name="ro6">
          <table:table-cell table:style-name="ce2" office:value-type="string">
            <text:p>Supprimer une idée</text:p>
          </table:table-cell>
          <table:table-cell table:style-name="ce4" office:value-type="string">
            <text:p>Le gestionnaire des idées refuse une idée, celle ci est alors reclassée dans les idées refusées, elle le restera quelque jours avant d'être supprimée.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formula="of:=([.C19]+[.D19])/2" office:value-type="float" office:value="2.5">
            <text:p>2,5</text:p>
          </table:table-cell>
          <table:table-cell office:value-type="string">
            <text:p>Fonctionnalité peu importante mais plus difficile à réaliser puisqu'il faut gérer la durée pendant laquelle l'idée seras encore visible</text:p>
          </table:table-cell>
          <table:table-cell office:value-type="string">
            <text:p>Dimitri</text:p>
          </table:table-cell>
        </table:table-row>
        <table:table-row table:style-name="ro3" table:number-rows-repeated="12">
          <table:table-cell table:number-columns-repeated="7"/>
        </table:table-row>
        <table:table-row table:style-name="ro3" table:number-rows-repeated="39">
          <table:table-cell table:style-name="ce3" table:number-columns-repeated="2"/>
          <table:table-cell table:number-columns-repeated="5"/>
        </table:table-row>
        <table:table-row table:style-name="ro3" table:number-rows-repeated="104850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 </number:text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hours/>
      <number:text>:</number:text>
      <number:minutes number:style="long"/>
    </number:time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1-06T02:54:58</dc:date>
    <meta:editing-duration>PT1H28M44S</meta:editing-duration>
    <meta:editing-cycles>14</meta:editing-cycles>
    <meta:generator>LibreOffice/3.5$Linux_X86_64 LibreOffice_project/350m1$Build-2</meta:generator>
    <dc:creator>radgeur </dc:creator>
    <meta:document-statistic meta:table-count="3" meta:cell-count="72" meta:object-count="0"/>
  </office:meta>
</office:document-meta>
</file>